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d281" officeooo:paragraph-rsid="002dd281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d281" officeooo:paragraph-rsid="002dd28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d281" style:text-blinking="false" fo:background-color="transparent" loext:char-shading-value="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2">Testing de mazos españoles</text:span></text:p>
      <text:p text:style-name="P6">Solo sirve para testear los mazos españoles de cartas.</text:p>
      <text:p text:style-name="P6">Ejecutar y usar la flecha hacia la derecha para avanzar de test en test.</text:p>
      <text:p text:style-name="P6">Testea: </text:p>
      <text:list xml:id="list8885139513554985821" text:style-name="L2">
        <text:list-item>
          <text:p text:style-name="P7">Poner mazo y mazoEspañol</text:p>
        </text:list-item>
        <text:list-item>
          <text:p text:style-name="P7">Sacar mazo</text:p>
        </text:list-item>
        <text:list-item>
          <text:p text:style-name="P7">Dame la primera carta, sacar la primera carta y quedan cartas</text:p>
        </text:list-item>
        <text:list-item>
          <text:p text:style-name="P7">Dame la última carta, sacar la última carta y quedan cartas</text:p>
        </text:list-item>
        <text:list-item>
          <text:p text:style-name="P7">Mazo vacío, agregar al principio y leer cartas</text:p>
        </text:list-item>
        <text:list-item>
          <text:p text:style-name="P7">Mazo vacío, agregar al final y juntar mazos</text:p>
        </text:list-item>
        <text:list-item>
          <text:p text:style-name="P7">Dame la carta más chica y dame la carta más grande</text:p>
        </text:list-item>
        <text:list-item>
          <text:p text:style-name="P7">Mazo actual</text:p>
        </text:list-item>
        <text:list-item>
          <text:p text:style-name="P7">Mazo tapa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0:38:29.703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3" meta:word-count="97" meta:character-count="504" meta:non-whitespace-character-count="428"/>
  </office:meta>
</office:document-meta>
</file>